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valonSpoolRepository.accept( final long delay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">
            <text:p text:style-name="Table_20_Contents">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AvalonSpoolRepository.getWait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SpoolRepository.accept( String key , String state , long lastUpdated , String errorMessa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valonSpoolRepository.accep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valonSpoolRepository.accept( SpoolRepository . AcceptFilter filter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7">
            <text:p text:style-name="Table_20_Contents">7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AvalonSpoolRepository.accept( String _ , String __ , long ___ , String ____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